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0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style:text-align-source="fix" style:repeat-content="false" fo:border="2.01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5983b0" style:text-align-source="fix" style:repeat-content="false" fo:wrap-option="wrap" fo:border="2.0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6d6d" style:text-align-source="fix" style:repeat-content="false" fo:wrap-option="wrap" fo:border="2.0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fd095" style:text-align-source="fix" style:repeat-content="false" fo:border="2.01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972f" style:text-align-source="fix" style:repeat-content="false" fo:wrap-option="wrap" fo:border="2.0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72f" style:text-align-source="fix" style:repeat-content="false" fo:border="2.01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Phase</text:p>
          </table:table-cell>
          <table:table-cell table:style-name="ce3" office:value-type="string" calcext:value-type="string">
            <text:p>Identified evidences, artifacts, infos of intel</text:p>
          </table:table-cell>
          <table:table-cell table:style-name="ce3" office:value-type="string" calcext:value-type="string">
            <text:p>Course of 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 Active Reconnaissance</text:p>
          </table:table-cell>
          <table:table-cell/>
          <table:table-cell table:style-name="ce5"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 Weaponization or Customization</text:p>
          </table:table-cell>
          <table:table-cell/>
          <table:table-cell table:style-name="ce5"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 Delivery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 Exploitation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- Installation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- Command &amp; Control (C2)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- Action on Objectives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2" table:number-rows-repeated="3">
          <table:table-cell table:style-name="Default" table:number-columns-repeated="1024"/>
        </table:table-row>
        <table:table-row table:style-name="ro2">
          <table:table-cell table:style-name="Default" office:value-type="string" calcext:value-type="string">
            <text:p>http://www.pentest-standard.org/index.php/PTES_Technical_Guidelines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55:51.113631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5:20:11.302357401</meta:creation-date>
    <dc:date>2020-05-14T15:56:16.248726583</dc:date>
    <meta:editing-duration>PT9M44S</meta:editing-duration>
    <meta:editing-cycles>2</meta:editing-cycles>
    <meta:generator>LibreOffice/6.1.5.2$Linux_X86_64 LibreOffice_project/10$Build-2</meta:generator>
    <meta:document-statistic meta:table-count="1" meta:cell-count="18" meta:object-count="0"/>
  </office:meta>
</office:document-meta>
</file>